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Subtitle">Further Resources for the IT security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uni-it-security-further-resources"/>Uni IT Security Further Resources<text:bookmark-end text:name="uni-it-security-further-resources"/></text:h>
      <text:p text:style-name="First_20_paragraph">You can find Anki cards here:</text:p>
      <text:list text:style-name="L1">
        <text:list-item>
          <text:p text:style-name="P1"><text:a xlink:type="simple" xlink:href="https://ankiweb.net/shared/info/1790561246" office:name=""><text:span text:style-name="Definition">Jakob Waibel’s Anki Cards</text:span></text:a></text:p>
        </text:list-item>
        <text:list-item>
          <text:p text:style-name="P1"><text:a xlink:type="simple" xlink:href="https://drive.google.com/file/d/1RVpckc8Sr3n-aAW3yJ3yGFfrdnjvyF1b/view?usp=sharing" office:name=""><text:span text:style-name="Definition">Daniel Hiller’s Summary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/>
    <dc:description/>
    <dc:subject>Uni IT Security Further Resources</dc:subject>
    <meta:keyword>security-fundamentals, it-security, hdm-stuttgart</meta:keyword>
    <dc:language>en</dc:language>
    <meta:initial-creator>Felicitas Pojtinger</meta:initial-creator>
    <dc:creator>Felicitas Pojtinger</dc:creator>
    <meta:creation-date>2023-11-12T00:28:49Z</meta:creation-date>
    <dc:date>2023-11-12T00:28:49Z</dc:date>
    <meta:user-defined meta:name="date" meta:value-type="string">2022-02-01</meta:user-defined>
    <meta:user-defined meta:name="linkcolor" meta:value-type="string">blue</meta:user-defined>
    <meta:user-defined meta:name="subtitle" meta:value-type="string">Further Resources for the IT security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